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 - Avaliar Tema</text:h>
      <text:p text:style-name="Text_20_body"/>
      <text:h text:style-name="Heading_20_2" text:outline-level="2">Descrição:</text:h>
      <text:p text:style-name="Text_20_body"><text:tab/>O viajante pode fazer a avaliação de um tema específico.</text:p>
      <text:h text:style-name="Heading_20_2" text:outline-level="2">Atores:</text:h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a ser avaliado deve estar cadastrado no sistema. Os temas a serem a valiados <text:tab/> <text:s text:c="4"/>podem ser:</text:p>
      <text:p text:style-name="Text_20_body"><text:tab/><text:tab/>Ponto Turístico;</text:p>
      <text:p text:style-name="Text_20_body"><text:tab/><text:tab/>Estabelecimento;</text:p>
      <text:p text:style-name="Text_20_body"><text:tab/><text:tab/>Evento;</text:p>
      <text:p text:style-name="Text_20_body"><text:tab/></text:p>
      <text:h text:style-name="Heading_20_2" text:outline-level="2">Fluxo Principal[Avaliar]:</text:h>
      <text:p text:style-name="Text_20_body"><text:tab/>1 - O viajante seleciona a opção de avaliar o objeto desejado.</text:p>
      <text:p text:style-name="Text_20_body"><text:tab/>2 - O sistema exibe a tela de avaliação.</text:p>
      <text:p text:style-name="Text_20_body"><text:tab/>3 - O viajante atribui uma nota ao tema avaliado, escreve a sua crítica(opcional) e conclui a avaliação.</text:p>
      <text:p text:style-name="Text_20_body"><text:tab/>4 - O sistema exibe os dados do objeto que recebeu a avaliação com todas as suas avali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2:38</meta:creation-date>
    <meta:document-statistic meta:table-count="0" meta:image-count="0" meta:object-count="0" meta:page-count="1" meta:paragraph-count="18" meta:word-count="119" meta:character-count="687"/>
    <dc:date>2009-06-11T09:44:04</dc:date>
    <meta:editing-duration>PT00H01M26S</meta:editing-duration>
    <meta:editing-cycles>1</meta:editing-cycles>
    <meta:generator>OpenOffice.org/3.0$Unix OpenOffice.org_project/300m15$Build-9379</meta:generator>
  </office:meta>
</office:document-meta>
</file>